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officeooo:rsid="00074c5b" officeooo:paragraph-rsid="00074c5b" style:font-size-asian="20pt" style:font-size-complex="20pt"/>
    </style:style>
    <style:style style:name="P2" style:family="paragraph" style:list-style-name="L1"/>
    <style:style style:name="P3" style:family="paragraph" style:list-style-name="L2"/>
    <style:style style:name="P4" style:family="paragraph" style:list-style-name="L1"/>
    <style:style style:name="T1" style:family="text">
      <style:text-properties officeooo:rsid="000a8ee8"/>
    </style:style>
    <style:style style:name="T2" style:family="text">
      <style:text-properties officeooo:rsid="000b997b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tokoll <text:span text:style-name="T1">2</text:span></text:p>
      <text:p text:style-name="Standard"/>
      <text:p text:style-name="Standard">Anwesend: Lukas Rose, Rebecca Wagner, Daniela Prigge</text:p>
      <text:p text:style-name="Standard">Datum: Mittwoch, 29. Juni 2016</text:p>
      <text:p text:style-name="Standard"/>
      <text:p text:style-name="Body_20_Green">&lt;Bereits erledigte Tasks aus der Vorwoche&gt;</text:p>
      <text:p text:style-name="Standard">&lt;Neue Tasks&gt;</text:p>
      <text:p text:style-name="Standard"/>
      <text:p text:style-name="Standard">Erledigtes:</text:p>
      <text:list xml:id="list5125545237264804694" text:style-name="L1">
        <text:list-item>
          <text:p>Gui Grundgerüst</text:p>
        </text:list-item>
        <text:list-item>
          <text:p>Timer (Zählt von einer gegebenen Zeit runter)</text:p>
        </text:list-item>
        <text:list-item>
          <text:p>File-Handler (der Dateien lesen und schreiben kann, noch nicht eingebunden)</text:p>
        </text:list-item>
        <text:list-item>
          <text:p>Grundgerüst für's Speichern der Tests (bestehend aus AllTests und Test-Objekten)</text:p>
        </text:list-item>
        <text:list-item>
          <text:p>Phasenobjekt</text:p>
        </text:list-item>
        <text:list-item>
          <text:p>License hinzugefügt</text:p>
        </text:list-item>
        <text:list-item>
          <text:p>Readme (unfertig)</text:p>
        </text:list-item>
        <text:list-item>
          <text:p>Gradle Buildskript</text:p>
        </text:list-item>
        <text:list-item>
          <text:p>Datenstrukur Class, Test, Project</text:p>
        </text:list-item>
        <text:list-item>
          <text:p>Katalog zum Laden der Aufgabenbeispiele aus XML (zeigt an, lädt noch nicht)</text:p>
        </text:list-item>
        <text:list-item>
          <text:p>Möglichkeit um Babysteps ein und auszustellen und deren Zeit einzustellen</text:p>
        </text:list-item>
        <text:list-item>
          <text:p>Aktuelle Phase wird angezeigt und verbietet in Codes anderer Phasen zu schreiben</text:p>
        </text:list-item>
        <text:list-item>
          <text:p>Erster Entwurf eines Projekteinstellungs-Fensters</text:p>
        </text:list-item>
      </text:list>
      <text:p text:style-name="Standard"/>
      <text:p text:style-name="Standard">Was noch zu tun ist:</text:p>
      <text:list xml:id="list3895220380964438689" text:style-name="L2">
        <text:list-item>
          <text:p>Tests und Code ausführen und compilieren</text:p>
        </text:list-item>
        <text:list-item>
          <text:p>Aufgabenbeispiele aus dem XML mittels des Katalogs laden (in Datenstruktur umwandeln)</text:p>
        </text:list-item>
        <text:list-item>
          <text:p>Schönere Visualisierung der Phasen</text:p>
        </text:list-item>
        <text:list-item>
          <text:p>Projekt in ein Projektverzeichnis speichern (.java-Dateien, .xml-Datei für Metadaten)</text:p>
        </text:list-item>
        <text:list-item>
          <text:p>Projektverzeichnisse während der Bearbeitung sperren (.lock-Datei)</text:p>
        </text:list-item>
        <text:list-item>
          <text:p>Button-Funktionalität in der GUI</text:p>
        </text:list-item>
        <text:list-item>
          <text:p>Projekteinstellungen-Fenster fertigstellen</text:p>
        </text:list-item>
        <text:list-item>
          <text:p>Wenn keine Klasse vorhanden, und damit das „neue Klasse erstellen“-Tab präsent <text:soft-page-break/>ist, kann keine Klasse erstellt werden, da das aktuelle Tab nicht gewechselt werden kann (es gibt nur eins!)</text:p>
        </text:list-item>
        <text:list-item>
          <text:p>Test-/Compilerausgaben im Konsolen-Pane ausgeben</text:p>
        </text:list-item>
      </text:list>
      <text:p text:style-name="Standard">Mögliche Ziele:</text:p>
      <text:list xml:id="list103532107277092" text:continue-numbering="true" text:style-name="L2">
        <text:list-item>
          <text:p>Tracking implementieren</text:p>
        </text:list-item>
        <text:list-item>
          <text:p>Syntax Highlighting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ody_20_Green" style:display-name="Body Green" style:family="paragraph" style:parent-style-name="Standard">
      <style:text-properties fo:color="#66cc00" fo:font-size="14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 </meta:initial-creator>
    <meta:creation-date>2016-06-23T22:51:09.394475805</meta:creation-date>
    <dc:date>2016-06-29T10:35:31.562827704</dc:date>
    <meta:editing-duration>PT26M42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2" meta:paragraph-count="32" meta:word-count="211" meta:character-count="1469" meta:non-whitespace-character-count="1314"/>
  </office:meta>
</office:document-meta>
</file>